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fo:language="ro" fo:country="RO" fo:font-weight="bold" officeooo:rsid="000fe318" officeooo:paragraph-rsid="000fe318" style:font-size-asian="66pt" style:font-weight-asian="bold" style:font-size-complex="66pt" style:font-weight-complex="bold"/>
    </style:style>
    <style:style style:name="T1" style:family="text">
      <style:text-properties fo:font-size="77pt" style:font-size-asian="77pt" style:font-size-complex="7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iRUiNȚA</text:span> ViNE <text:line-break/>DE LA NOi CEi MULȚi OSTENiȚi SĂ TACĂ<text:line-break/>Și SĂ STEA ÎN CASE.<text:line-break/><text:span text:style-name="T1">CĂLiN GEORGESCU</text:span> <text:span text:style-name="T1">PREȘEDiNTE!</text:span><text:line-break/>DOAMNE, AJUTĂ-N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2299in" fo:margin-bottom="0.1598in" fo:margin-left="0.1598in" fo:margin-right="0.15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0:14:23.455000000</meta:creation-date>
    <meta:print-date>2025-03-07T10:28:32.594000000</meta:print-date>
    <dc:date>2025-03-07T10:30:16.442000000</dc:date>
    <meta:editing-duration>PT4M55S</meta:editing-duration>
    <meta:editing-cycles>1</meta:editing-cycles>
    <meta:document-statistic meta:table-count="0" meta:image-count="0" meta:object-count="0" meta:page-count="1" meta:paragraph-count="1" meta:word-count="20" meta:character-count="117" meta:non-whitespace-character-count="97"/>
    <meta:generator>LibreOffice/24.8.5.2$Windows_x86 LibreOffice_project/fddf2685c70b461e7832239a0162a77216259f22</meta:generator>
  </office:meta>
</office:document-meta>
</file>